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32.94pt"/>
    </style:style>
    <style:style style:name="co7" style:family="table-column">
      <style:table-column-properties fo:break-before="auto" style:column-width="149.19pt"/>
    </style:style>
    <style:style style:name="co8" style:family="table-column">
      <style:table-column-properties fo:break-before="auto" style:column-width="146.21pt"/>
    </style:style>
    <style:style style:name="co14" style:family="table-column">
      <style:table-column-properties fo:break-before="auto" style:column-width="90.85pt"/>
    </style:style>
    <style:style style:name="co15" style:family="table-column">
      <style:table-column-properties fo:break-before="auto" style:column-width="88.4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99.24pt"/>
    </style:style>
    <style:style style:name="co1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 style:data-style-name="N99"/>
    <style:style style:name="ce6" style:family="table-cell" style:parent-style-name="Default" style:data-style-name="N0"/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0"/>
    <style:style style:name="ce9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8" table:table="0"/>
              <table:change-track-table-cell office:value-type="float" office:value="0"/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4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4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40"/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40"/>
            <table:dependency table:id="ct639"/>
            <table:dependency table:id="ct638"/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42"/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640"/>
            <table:dependency table:id="ct639"/>
            <table:dependency table:id="ct530"/>
          </table:dependencies>
          <table:deletions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44"/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4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44"/>
            <table:dependency table:id="ct642"/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40"/>
            <table:dependency table:id="ct638"/>
            <table:dependency table:id="ct617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  <table:cell-content-change table:id="ct634">
          <table:cell-address table:column="0" table:row="4" table:table="4"/>
          <office:change-info>
            <dc:creator> </dc:creator>
            <dc:date>2024-09-05T04:27:56.104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4" table:table="4"/>
          <office:change-info>
            <dc:creator> </dc:creator>
            <dc:date>2024-09-05T04:28:10.306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4" table:table="4"/>
          <office:change-info>
            <dc:creator> </dc:creator>
            <dc:date>2024-09-05T04:28:15.245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3" table:row="86" table:table="0"/>
          <office:change-info>
            <dc:creator> </dc:creator>
            <dc:date>2024-09-07T14:46:30.804000000</dc:date>
          </office:change-info>
          <table:previous table:id="ct353">
            <table:change-track-table-cell office:value-type="string">
              <text:p>Channel Number</text:p>
            </table:change-track-table-cell>
          </table:previous>
        </table:cell-content-change>
        <table:cell-content-change table:id="ct638">
          <table:cell-address table:column="3" table:row="87" table:table="0"/>
          <office:change-info>
            <dc:creator> </dc:creator>
            <dc:date>2024-09-07T14:46:30.804000000</dc:date>
          </office:change-info>
          <table:previous table:id="ct351">
            <table:change-track-table-cell office:value-type="string">
              <text:p>Channel Number</text:p>
            </table:change-track-table-cell>
          </table:previous>
        </table:cell-content-change>
        <table:cell-content-change table:id="ct639">
          <table:cell-address table:column="3" table:row="88" table:table="0"/>
          <office:change-info>
            <dc:creator> </dc:creator>
            <dc:date>2024-09-07T14:46:30.804000000</dc:date>
          </office:change-info>
          <table:previous table:id="ct352">
            <table:change-track-table-cell office:value-type="string">
              <text:p>Channel Number</text:p>
            </table:change-track-table-cell>
          </table:previous>
        </table:cell-content-change>
        <table:movement table:id="ct640">
          <table:source-range-address table:start-column="4" table:start-row="87" table:start-table="0" table:end-column="6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9-07T14:46:54.467000000</dc:date>
          </office:change-info>
          <table:deletions>
            <table:cell-content-deletion>
              <table:cell-address table:column="5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639">
              <table:change-track-table-cell/>
            </table:cell-content-deletion>
            <table:cell-content-deletion table:id="ct638">
              <table:change-track-table-cell/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41">
          <table:cell-address table:column="3" table:row="96" table:table="0"/>
          <office:change-info>
            <dc:creator> </dc:creator>
            <dc:date>2024-09-07T18:44:41.300000000</dc:date>
          </office:change-info>
          <table:previous table:id="ct360">
            <table:change-track-table-cell office:value-type="string">
              <text:p>Channel Number</text:p>
            </table:change-track-table-cell>
          </table:previous>
        </table:cell-content-change>
        <table:cell-content-change table:id="ct642">
          <table:cell-address table:column="3" table:row="97" table:table="0"/>
          <office:change-info>
            <dc:creator> </dc:creator>
            <dc:date>2024-09-07T18:44:41.830000000</dc:date>
          </office:change-info>
          <table:previous table:id="ct525">
            <table:change-track-table-cell office:value-type="string">
              <text:p>Channel Number</text:p>
            </table:change-track-table-cell>
          </table:previous>
        </table:cell-content-change>
        <table:cell-content-change table:id="ct643">
          <table:cell-address table:column="3" table:row="98" table:table="0"/>
          <office:change-info>
            <dc:creator> </dc:creator>
            <dc:date>2024-09-07T18:44:42.363000000</dc:date>
          </office:change-info>
          <table:previous table:id="ct479">
            <table:change-track-table-cell office:value-type="string">
              <text:p>Channel Number</text:p>
            </table:change-track-table-cell>
          </table:previous>
        </table:cell-content-change>
        <table:movement table:id="ct644">
          <table:source-range-address table:start-column="4" table:start-row="96" table:start-table="0" table:end-column="5" table:end-row="98" table:end-table="0"/>
          <table:target-range-address table:start-column="3" table:start-row="96" table:start-table="0" table:end-column="4" table:end-row="98" table:end-table="0"/>
          <office:change-info>
            <dc:creator> </dc:creator>
            <dc:date>2024-09-07T18:44:44.807000000</dc:date>
          </office:change-info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12"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07">
              <table:change-track-table-cell office:value-type="string">
                <text:p>Upper Value byte</text:p>
              </table:change-track-table-cell>
            </table:cell-content-deletion>
            <table:cell-content-deletion table:id="ct642">
              <table:change-track-table-cell/>
            </table:cell-content-deletion>
            <table:cell-content-deletion table:id="ct643">
              <table:change-track-table-cell/>
            </table:cell-content-deletion>
            <table:cell-content-deletion table:id="ct641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45">
          <table:cell-address table:column="1" table:row="56" table:table="0"/>
          <office:change-info>
            <dc:creator> </dc:creator>
            <dc:date>2025-02-13T15:59:09.628000000</dc:date>
          </office:change-info>
          <table:previous>
            <table:change-track-table-cell office:value-type="string">
              <text:p>SEE ERROR RESPONSE</text:p>
            </table:change-track-table-cell>
          </table:previous>
        </table:cell-content-change>
        <table:cell-content-change table:id="ct646">
          <table:cell-address table:column="2" table:row="56" table:table="0"/>
          <office:change-info>
            <dc:creator> </dc:creator>
            <dc:date>2025-02-13T15:59:13.484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3" table:row="56" table:table="0"/>
          <office:change-info>
            <dc:creator> </dc:creator>
            <dc:date>2025-02-13T15:59:17.209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4" table:row="56" table:table="0"/>
          <office:change-info>
            <dc:creator> </dc:creator>
            <dc:date>2025-02-13T15:59:22.646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5" table:row="56" table:table="0"/>
          <office:change-info>
            <dc:creator> </dc:creator>
            <dc:date>2025-02-13T15:59:33.805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7" table:row="56" table:table="0"/>
          <office:change-info>
            <dc:creator> </dc:creator>
            <dc:date>2025-02-13T15:59:35.011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6" table:row="56" table:table="0"/>
          <office:change-info>
            <dc:creator> </dc:creator>
            <dc:date>2025-02-13T15:59:42.941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8" table:row="56" table:table="0"/>
          <office:change-info>
            <dc:creator> </dc:creator>
            <dc:date>2025-02-13T15:59:43.898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0" table:row="11" table:table="1"/>
          <office:change-info>
            <dc:creator> </dc:creator>
            <dc:date>2025-02-16T15:53:32.032000000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1" table:table="1"/>
          <office:change-info>
            <dc:creator> </dc:creator>
            <dc:date>2025-02-16T15:53:39.018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8" office:value-type="string" calcext:value-type="string">
            <text:p>0xFF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Unit Abbreviation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Error Reset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Reboot Devic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Device temperatur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Max Sensor Channel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Sensor Channel Range MAX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Sensor Channel Range MIN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RGB Color Set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4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RGB Color Fad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RGB Color Fade Tim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>
            <text:p>Sensor Channel Type</text:p>
          </table:table-cell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0x09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9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9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nsor Read Error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07:50:10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5-02-16T07:53:46.556000000</dc:date>
    <meta:editing-duration>P4DT17M52S</meta:editing-duration>
    <meta:editing-cycles>133</meta:editing-cycles>
    <meta:generator>LibreOffice/5.4.1.2$Windows_X86_64 LibreOffice_project/ea7cb86e6eeb2bf3a5af73a8f7777ac570321527</meta:generator>
    <meta:document-statistic meta:table-count="6" meta:cell-count="507" meta:object-count="0"/>
  </office:meta>
</office:document-meta>
</file>